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hmer OS" fo:font-weight="bold" officeooo:rsid="001d2c33" officeooo:paragraph-rsid="001d2c3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Khmer OS" fo:font-weight="bold" officeooo:rsid="001d2c33" officeooo:paragraph-rsid="001d2c3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Khmer OS" fo:font-weight="normal" officeooo:rsid="001d2c33" officeooo:paragraph-rsid="001d2c3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Khmer OS" fo:font-weight="normal" officeooo:rsid="002268f6" officeooo:paragraph-rsid="002268f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Khmer OS" fo:font-size="6pt" fo:font-weight="bold" officeooo:rsid="001d2c33" officeooo:paragraph-rsid="001d2c33" style:font-size-asian="5.25pt" style:font-weight-asian="bold" style:font-size-complex="6pt" style:font-weight-complex="bold"/>
    </style:style>
    <style:style style:name="P6" style:family="paragraph" style:parent-style-name="Standard">
      <style:text-properties style:font-name="Khmer OS" officeooo:rsid="00328a94" officeooo:paragraph-rsid="00328a94"/>
    </style:style>
    <style:style style:name="P7" style:family="paragraph" style:parent-style-name="Standard">
      <style:paragraph-properties fo:text-align="start" style:justify-single-word="false"/>
      <style:text-properties officeooo:paragraph-rsid="002eef03"/>
    </style:style>
    <style:style style:name="P8" style:family="paragraph" style:parent-style-name="Standard">
      <style:paragraph-properties fo:text-align="start" style:justify-single-word="false"/>
      <style:text-properties fo:color="#3465a4" officeooo:rsid="0027c4c0" officeooo:paragraph-rsid="00293e6e"/>
    </style:style>
    <style:style style:name="P9" style:family="paragraph" style:parent-style-name="Standard">
      <style:paragraph-properties fo:text-align="start" style:justify-single-word="false"/>
      <style:text-properties officeooo:rsid="0031c16c" officeooo:paragraph-rsid="0031c16c"/>
    </style:style>
    <style:style style:name="P10" style:family="paragraph" style:parent-style-name="Standard">
      <style:text-properties officeooo:rsid="0035db88" officeooo:paragraph-rsid="0035db88"/>
    </style:style>
    <style:style style:name="P11" style:family="paragraph" style:parent-style-name="Heading_20_2">
      <style:paragraph-properties fo:line-height="100%" fo:text-align="start" style:justify-single-word="false"/>
      <style:text-properties style:font-name="Khmer OS" fo:font-size="6pt" fo:font-weight="bold" officeooo:rsid="00279735" officeooo:paragraph-rsid="00279735" style:font-size-asian="6pt" style:font-weight-asian="bold" style:font-size-complex="6pt" style:font-weight-complex="bold"/>
    </style:style>
    <style:style style:name="P12" style:family="paragraph" style:parent-style-name="Heading_20_2">
      <style:paragraph-properties fo:line-height="100%" fo:text-align="start" style:justify-single-word="false"/>
      <style:text-properties style:font-name="Khmer OS" fo:font-size="6pt" fo:font-weight="bold" officeooo:rsid="00279735" officeooo:paragraph-rsid="002eef03" style:font-size-asian="6pt" style:font-weight-asian="bold" style:font-size-complex="6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Khmer OS" fo:font-weight="bold" officeooo:rsid="001d2c33" officeooo:paragraph-rsid="001d2c33" style:font-weight-asian="bold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Khmer OS" fo:font-weight="bold" officeooo:rsid="001d2c33" officeooo:paragraph-rsid="001d2c33" style:font-weight-asian="bold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Khmer OS" fo:font-weight="bold" officeooo:rsid="002b3b6c" officeooo:paragraph-rsid="002c1b6c" style:font-weight-asian="bold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Khmer OS" fo:font-weight="bold" officeooo:rsid="0035db88" officeooo:paragraph-rsid="0035db88" style:font-weight-asian="bold" style:font-weight-complex="bold"/>
    </style:style>
    <style:style style:name="P17" style:family="paragraph" style:parent-style-name="Standard">
      <style:text-properties style:font-name="Khmer OS" fo:font-weight="bold" officeooo:rsid="0034e761" officeooo:paragraph-rsid="00328a94" style:font-weight-asian="bold" style:font-weight-complex="bold"/>
    </style:style>
    <style:style style:name="P18" style:family="paragraph" style:parent-style-name="Standard">
      <style:text-properties style:font-name="Khmer OS" fo:font-weight="bold" officeooo:rsid="00547125" officeooo:paragraph-rsid="00547125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Khmer OS" fo:font-weight="normal" officeooo:rsid="001d2c33" officeooo:paragraph-rsid="001d2c33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Khmer OS" fo:font-weight="normal" officeooo:rsid="001d2c33" officeooo:paragraph-rsid="001d2c33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Khmer OS" fo:font-weight="normal" officeooo:rsid="00385d73" officeooo:paragraph-rsid="00385d73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Khmer OS" fo:font-weight="normal" officeooo:rsid="002268f6" officeooo:paragraph-rsid="002268f6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Khmer OS" fo:font-weight="normal" officeooo:rsid="002268f6" officeooo:paragraph-rsid="002268f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Khmer OS" fo:font-weight="normal" officeooo:rsid="002268f6" officeooo:paragraph-rsid="002268f6" style:font-weight-asian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Khmer OS" fo:font-weight="normal" officeooo:rsid="002b3b6c" officeooo:paragraph-rsid="002c1b6c" style:font-weight-asian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Khmer OS" fo:font-weight="normal" officeooo:rsid="0035db88" officeooo:paragraph-rsid="0035db88" style:font-weight-asian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Khmer OS" fo:font-weight="normal" officeooo:rsid="0022eb88" officeooo:paragraph-rsid="0024d64d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Khmer OS" fo:font-weight="normal" officeooo:rsid="0024d64d" officeooo:paragraph-rsid="0024d64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Khmer OS" fo:font-weight="normal" officeooo:rsid="0024d64d" officeooo:paragraph-rsid="0024d64d" style:font-weight-asian="normal" style:font-weight-complex="normal"/>
    </style:style>
    <style:style style:name="P30" style:family="paragraph" style:parent-style-name="Standard" style:list-style-name="L7">
      <style:text-properties style:font-name="Khmer OS" fo:font-weight="normal" officeooo:rsid="00491172" officeooo:paragraph-rsid="00491172" style:font-weight-asian="normal" style:font-weight-complex="normal"/>
    </style:style>
    <style:style style:name="P31" style:family="paragraph" style:parent-style-name="Standard">
      <style:text-properties style:font-name="Khmer OS" fo:font-weight="normal" officeooo:rsid="00491172" officeooo:paragraph-rsid="00547125" style:font-weight-asian="normal" style:font-weight-complex="normal"/>
    </style:style>
    <style:style style:name="P32" style:family="paragraph" style:parent-style-name="Standard" style:list-style-name="L6">
      <style:text-properties style:font-name="Khmer OS" officeooo:rsid="0035db88" officeooo:paragraph-rsid="0035db88"/>
    </style:style>
    <style:style style:name="P33" style:family="paragraph" style:parent-style-name="Standard">
      <style:text-properties style:font-name="Khmer OS" officeooo:rsid="0035db88" officeooo:paragraph-rsid="0035db88"/>
    </style:style>
    <style:style style:name="P34" style:family="paragraph" style:parent-style-name="Standard">
      <style:text-properties style:font-name="Khmer OS" officeooo:rsid="0035ff92" officeooo:paragraph-rsid="0035db88"/>
    </style:style>
    <style:style style:name="P35" style:family="paragraph" style:parent-style-name="Standard">
      <style:text-properties style:font-name="Khmer OS" officeooo:rsid="00368ad6" officeooo:paragraph-rsid="0035db88"/>
    </style:style>
    <style:style style:name="P36" style:family="paragraph" style:parent-style-name="Standard">
      <style:text-properties style:font-name="Khmer OS" officeooo:rsid="003a32f0" officeooo:paragraph-rsid="003a32f0"/>
    </style:style>
    <style:style style:name="P37" style:family="paragraph" style:parent-style-name="Standard">
      <style:text-properties style:font-name="Khmer OS" officeooo:rsid="004c3481" officeooo:paragraph-rsid="004c3481"/>
    </style:style>
    <style:style style:name="P38" style:family="paragraph" style:parent-style-name="Standard">
      <style:text-properties style:font-name="Khmer OS" officeooo:rsid="004d4329" officeooo:paragraph-rsid="004d4329"/>
    </style:style>
    <style:style style:name="P39" style:family="paragraph" style:parent-style-name="Standard">
      <style:text-properties style:font-name="Khmer OS" officeooo:rsid="005120b4" officeooo:paragraph-rsid="005120b4"/>
    </style:style>
    <style:style style:name="P40" style:family="paragraph" style:parent-style-name="Standard" style:list-style-name="L3">
      <style:paragraph-properties fo:text-align="start" style:justify-single-word="false"/>
      <style:text-properties officeooo:paragraph-rsid="002268f6"/>
    </style:style>
    <style:style style:name="P41" style:family="paragraph" style:parent-style-name="Standard" style:list-style-name="L4">
      <style:paragraph-properties fo:text-align="start" style:justify-single-word="false"/>
      <style:text-properties officeooo:paragraph-rsid="0024d64d"/>
    </style:style>
    <style:style style:name="P42" style:family="paragraph" style:parent-style-name="Standard" style:list-style-name="L5">
      <style:paragraph-properties fo:text-align="start" style:justify-single-word="false"/>
      <style:text-properties fo:color="#3465a4" style:font-name="Khmer OS" fo:font-weight="normal" officeooo:rsid="0027c4c0" officeooo:paragraph-rsid="00293e6e" style:font-weight-asian="normal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officeooo:rsid="00293e6e" officeooo:paragraph-rsid="00293e6e"/>
    </style:style>
    <style:style style:name="P44" style:family="paragraph" style:parent-style-name="Standard" style:list-style-name="L6">
      <style:text-properties officeooo:paragraph-rsid="0035db88"/>
    </style:style>
    <style:style style:name="P45" style:family="paragraph" style:parent-style-name="Standard">
      <style:text-properties officeooo:rsid="004192d5" officeooo:paragraph-rsid="004192d5"/>
    </style:style>
    <style:style style:name="P46" style:family="paragraph" style:parent-style-name="Standard">
      <style:text-properties fo:font-weight="normal" officeooo:rsid="004192d5" officeooo:paragraph-rsid="004192d5" style:font-weight-asian="normal" style:font-weight-complex="normal"/>
    </style:style>
    <style:style style:name="P47" style:family="paragraph" style:parent-style-name="Standard">
      <style:text-properties fo:font-weight="normal" officeooo:rsid="0045821e" officeooo:paragraph-rsid="0045821e" style:font-weight-asian="normal" style:font-weight-complex="normal"/>
    </style:style>
    <style:style style:name="P48" style:family="paragraph" style:parent-style-name="Standard">
      <style:text-properties fo:font-weight="normal" officeooo:rsid="0045821e" officeooo:paragraph-rsid="00475a4f" style:font-weight-asian="normal" style:font-weight-complex="normal"/>
    </style:style>
    <style:style style:name="P49" style:family="paragraph" style:parent-style-name="Standard">
      <style:text-properties fo:font-weight="normal" officeooo:rsid="00475a4f" officeooo:paragraph-rsid="00475a4f" style:font-weight-asian="normal" style:font-weight-complex="normal"/>
    </style:style>
    <style:style style:name="P50" style:family="paragraph" style:parent-style-name="Standard">
      <style:text-properties fo:font-weight="normal" officeooo:rsid="00491172" officeooo:paragraph-rsid="00491172" style:font-weight-asian="normal" style:font-weight-complex="normal"/>
    </style:style>
    <style:style style:name="P51" style:family="paragraph" style:parent-style-name="Standard">
      <style:text-properties fo:font-weight="normal" officeooo:rsid="005bd77f" officeooo:paragraph-rsid="005bd77f" style:font-weight-asian="normal" style:font-weight-complex="normal"/>
    </style:style>
    <style:style style:name="P52" style:family="paragraph" style:parent-style-name="Standard" style:list-style-name="L7">
      <style:text-properties officeooo:paragraph-rsid="00491172"/>
    </style:style>
    <style:style style:name="P53" style:family="paragraph" style:parent-style-name="Standard" style:list-style-name="L7">
      <style:text-properties officeooo:rsid="00491172" officeooo:paragraph-rsid="00491172"/>
    </style:style>
    <style:style style:name="P54" style:family="paragraph" style:parent-style-name="Standard">
      <style:text-properties officeooo:paragraph-rsid="004c3481"/>
    </style:style>
    <style:style style:name="P55" style:family="paragraph" style:parent-style-name="Standard">
      <style:text-properties style:text-underline-style="solid" style:text-underline-width="auto" style:text-underline-color="font-color" fo:font-weight="normal" officeooo:rsid="00475a4f" officeooo:paragraph-rsid="00475a4f" style:font-weight-asian="normal" style:font-weight-complex="normal"/>
    </style:style>
    <style:style style:name="P56" style:family="paragraph" style:parent-style-name="Standard" style:list-style-name="L9">
      <style:text-properties officeooo:paragraph-rsid="00547125"/>
    </style:style>
    <style:style style:name="P57" style:family="paragraph" style:parent-style-name="Standard">
      <style:text-properties officeooo:paragraph-rsid="00547125"/>
    </style:style>
    <style:style style:name="P58" style:family="paragraph" style:parent-style-name="Standard" style:list-style-name="L9">
      <style:text-properties officeooo:rsid="00547125" officeooo:paragraph-rsid="00547125"/>
    </style:style>
    <style:style style:name="P59" style:family="paragraph" style:parent-style-name="Standard">
      <style:text-properties officeooo:rsid="005a8bc3" officeooo:paragraph-rsid="005a8bc3"/>
    </style:style>
    <style:style style:name="P60" style:family="paragraph" style:parent-style-name="Standard">
      <style:text-properties officeooo:rsid="005bd77f" officeooo:paragraph-rsid="005bd77f"/>
    </style:style>
    <style:style style:name="P61" style:family="paragraph" style:parent-style-name="Standard" style:list-style-name="L11">
      <style:text-properties officeooo:rsid="005bd77f" officeooo:paragraph-rsid="005bd77f"/>
    </style:style>
    <style:style style:name="P62" style:family="paragraph" style:parent-style-name="Standard" style:list-style-name="L11">
      <style:text-properties officeooo:paragraph-rsid="005bd77f"/>
    </style:style>
    <style:style style:name="P63" style:family="paragraph" style:parent-style-name="Standard">
      <style:text-properties officeooo:paragraph-rsid="005bd77f"/>
    </style:style>
    <style:style style:name="P64" style:family="paragraph" style:parent-style-name="Standard">
      <style:paragraph-properties fo:break-before="page"/>
      <style:text-properties style:font-name="Khmer OS" fo:font-weight="bold" officeooo:rsid="0034e761" officeooo:paragraph-rsid="00328a94" style:font-weight-asian="bold" style:font-weight-complex="bold"/>
    </style:style>
    <style:style style:name="P65" style:family="paragraph" style:parent-style-name="Standard">
      <style:paragraph-properties fo:break-before="page"/>
      <style:text-properties style:font-name="Khmer OS" officeooo:rsid="004b58a0" officeooo:paragraph-rsid="004b58a0"/>
    </style:style>
    <style:style style:name="P66" style:family="paragraph" style:parent-style-name="Standard">
      <style:paragraph-properties fo:break-before="page"/>
      <style:text-properties officeooo:paragraph-rsid="003fb3b4"/>
    </style:style>
    <style:style style:name="P67" style:family="paragraph">
      <style:paragraph-properties fo:margin-left="0cm" fo:margin-right="0cm" fo:line-height="100%" fo:text-indent="0cm"/>
    </style:style>
    <style:style style:name="P68" style:family="paragraph">
      <loext:graphic-properties draw:fill="none" draw:fill-color="#ffffff"/>
      <style:paragraph-properties fo:margin-left="0cm" fo:margin-right="0cm" fo:line-height="100%" fo:text-align="end" fo:text-indent="0cm" style:writing-mode="lr-tb"/>
      <style:text-properties style:font-name="Khmer OS" fo:font-size="12pt" fo:font-style="italic" fo:font-weight="bold" style:font-style-asian="italic" style:font-weight-asian="bold" style:font-name-complex="Khmer OS" style:font-style-complex="italic" style:font-weight-complex="bold"/>
    </style:style>
    <style:style style:name="P69" style:family="paragraph">
      <style:paragraph-properties fo:line-height="100%" fo:text-align="center"/>
    </style:style>
    <style:style style:name="P70" style:family="paragraph">
      <loext:graphic-properties draw:fill="none" draw:fill-color="#ffffff"/>
      <style:paragraph-properties fo:line-height="100%" fo:text-align="center" style:writing-mode="lr-tb"/>
      <style:text-properties style:font-name="Khmer OS" fo:font-size="10.5pt" fo:font-weight="bold" style:font-size-asian="10.5pt" style:font-weight-asian="bold" style:font-name-complex="Khmer OS" style:font-size-complex="10.5pt" style:font-weight-complex="bold"/>
    </style:style>
    <style:style style:name="P71" style:family="paragraph">
      <style:paragraph-properties fo:text-align="center"/>
    </style:style>
    <style:style style:name="P72" style:family="paragraph">
      <style:paragraph-properties fo:line-height="100%" fo:text-align="end"/>
    </style:style>
    <style:style style:name="P73" style:family="paragraph">
      <loext:graphic-properties draw:fill="none" draw:fill-color="#ffffff"/>
      <style:paragraph-properties style:writing-mode="lr-tb"/>
    </style:style>
    <style:style style:name="P74" style:family="paragraph">
      <loext:graphic-properties draw:fill="none" draw:fill-color="#ffffff"/>
      <style:paragraph-properties fo:text-align="center" style:writing-mode="lr-tb"/>
      <style:text-properties style:font-name="Khmer OS" fo:font-size="10.5pt" fo:font-weight="bold" style:font-size-asian="10.5pt" style:font-weight-asian="bold" style:font-size-complex="10.5pt" style:font-weight-complex="bold"/>
    </style:style>
    <style:style style:name="P75" style:family="paragraph">
      <loext:graphic-properties draw:fill="none"/>
      <style:paragraph-properties fo:text-align="center"/>
    </style:style>
    <style:style style:name="P76" style:family="paragraph">
      <loext:graphic-properties draw:fill="none" draw:fill-color="#ffffff"/>
      <style:paragraph-properties style:writing-mode="lr-tb"/>
      <style:text-properties style:font-name="Khmer OS" fo:font-weight="normal" style:font-weight-asian="normal" style:font-weight-complex="normal"/>
    </style:style>
    <style:style style:name="T1" style:family="text">
      <style:text-properties style:font-name="Khmer OS"/>
    </style:style>
    <style:style style:name="T2" style:family="text">
      <style:text-properties style:font-name="Khmer OS" fo:font-weight="normal" style:font-weight-asian="normal" style:font-weight-complex="normal"/>
    </style:style>
    <style:style style:name="T3" style:family="text">
      <style:text-properties style:font-name="Khmer OS" fo:font-weight="normal" officeooo:rsid="002268f6" style:font-weight-asian="normal" style:font-weight-complex="normal"/>
    </style:style>
    <style:style style:name="T4" style:family="text">
      <style:text-properties style:font-name="Khmer OS" fo:font-weight="normal" officeooo:rsid="0024d64d" style:font-weight-asian="normal" style:font-weight-complex="normal"/>
    </style:style>
    <style:style style:name="T5" style:family="text">
      <style:text-properties style:font-name="Khmer OS" fo:font-weight="normal" officeooo:rsid="0022eb88" style:font-weight-asian="normal" style:font-weight-complex="normal"/>
    </style:style>
    <style:style style:name="T6" style:family="text">
      <style:text-properties style:font-name="Khmer OS" fo:font-weight="normal" officeooo:rsid="0035db88" style:font-weight-asian="normal" style:font-weight-complex="normal"/>
    </style:style>
    <style:style style:name="T7" style:family="text">
      <style:text-properties style:font-name="Khmer OS" fo:font-weight="normal" officeooo:rsid="003fb3b4" style:font-weight-asian="normal" style:font-weight-complex="normal"/>
    </style:style>
    <style:style style:name="T8" style:family="text">
      <style:text-properties style:font-name="Khmer OS" fo:font-weight="normal" officeooo:rsid="00491172" style:font-weight-asian="normal" style:font-weight-complex="normal"/>
    </style:style>
    <style:style style:name="T9" style:family="text">
      <style:text-properties style:font-name="Khmer OS" fo:font-weight="normal" officeooo:rsid="004b58a0" style:font-weight-asian="normal" style:font-weight-complex="normal"/>
    </style:style>
    <style:style style:name="T10" style:family="text">
      <style:text-properties style:font-name="Khmer OS" fo:font-weight="normal" officeooo:rsid="00547125" style:font-weight-asian="normal" style:font-weight-complex="normal"/>
    </style:style>
    <style:style style:name="T11" style:family="text">
      <style:text-properties style:font-name="Khmer OS" fo:font-weight="normal" officeooo:rsid="005616db" style:font-weight-asian="normal" style:font-weight-complex="normal"/>
    </style:style>
    <style:style style:name="T12" style:family="text">
      <style:text-properties style:font-name="Khmer OS" fo:font-weight="normal" officeooo:rsid="00583c43" style:font-weight-asian="normal" style:font-weight-complex="normal"/>
    </style:style>
    <style:style style:name="T13" style:family="text">
      <style:text-properties style:font-name="Khmer OS" fo:font-weight="normal" officeooo:rsid="0058f1c3" style:font-weight-asian="normal" style:font-weight-complex="normal"/>
    </style:style>
    <style:style style:name="T14" style:family="text">
      <style:text-properties style:font-name="Khmer OS" fo:font-weight="normal" officeooo:rsid="0059dc2d" style:font-weight-asian="normal" style:font-weight-complex="normal"/>
    </style:style>
    <style:style style:name="T15" style:family="text">
      <style:text-properties style:font-name="Khmer OS" fo:font-weight="normal" officeooo:rsid="005a8bc3" style:font-weight-asian="normal" style:font-weight-complex="normal"/>
    </style:style>
    <style:style style:name="T16" style:family="text">
      <style:text-properties style:font-name="Khmer OS" fo:font-weight="normal" officeooo:rsid="005bd77f" style:font-weight-asian="normal" style:font-weight-complex="normal"/>
    </style:style>
    <style:style style:name="T17" style:family="text">
      <style:text-properties style:font-name="Khmer OS" fo:font-weight="bold" style:font-weight-asian="bold" style:font-weight-complex="bold"/>
    </style:style>
    <style:style style:name="T18" style:family="text">
      <style:text-properties style:font-name="Khmer OS" fo:font-weight="bold" officeooo:rsid="002eef03" style:font-weight-asian="bold" style:font-weight-complex="bold"/>
    </style:style>
    <style:style style:name="T19" style:family="text">
      <style:text-properties style:font-name="Khmer OS" fo:font-weight="bold" officeooo:rsid="00491172" style:font-weight-asian="bold" style:font-weight-complex="bold"/>
    </style:style>
    <style:style style:name="T20" style:family="text">
      <style:text-properties style:font-name="Khmer OS" fo:font-weight="bold" officeooo:rsid="0052c508" style:font-weight-asian="bold" style:font-weight-complex="bold"/>
    </style:style>
    <style:style style:name="T21" style:family="text">
      <style:text-properties style:font-name="Khmer OS" fo:font-weight="bold" officeooo:rsid="00328a94" style:font-weight-asian="bold" style:font-weight-complex="bold"/>
    </style:style>
    <style:style style:name="T22" style:family="text">
      <style:text-properties style:font-name="Khmer OS" fo:font-weight="bold" officeooo:rsid="005bd77f" style:font-weight-asian="bold" style:font-weight-complex="bold"/>
    </style:style>
    <style:style style:name="T23" style:family="text">
      <style:text-properties style:font-name="Khmer OS" fo:language="es" fo:country="ES"/>
    </style:style>
    <style:style style:name="T24" style:family="text">
      <style:text-properties style:font-name="Khmer OS" fo:language="es" fo:country="ES" officeooo:rsid="0031c16c"/>
    </style:style>
    <style:style style:name="T25" style:family="text">
      <style:text-properties style:font-name="Khmer OS" fo:language="es" fo:country="ES" officeooo:rsid="003d8aec"/>
    </style:style>
    <style:style style:name="T26" style:family="text">
      <style:text-properties style:font-name="Khmer OS" style:text-underline-style="none" fo:font-weight="bold" officeooo:rsid="002eef03" style:font-weight-asian="bold" style:font-weight-complex="bold"/>
    </style:style>
    <style:style style:name="T27" style:family="text">
      <style:text-properties style:font-name="Khmer OS" officeooo:rsid="0035db88"/>
    </style:style>
    <style:style style:name="T28" style:family="text">
      <style:text-properties style:font-name="Khmer OS" officeooo:rsid="0035ff92"/>
    </style:style>
    <style:style style:name="T29" style:family="text">
      <style:text-properties style:font-name="Khmer OS" officeooo:rsid="00395a58"/>
    </style:style>
    <style:style style:name="T30" style:family="text">
      <style:text-properties style:font-name="Khmer OS" officeooo:rsid="0034e761"/>
    </style:style>
    <style:style style:name="T31" style:family="text">
      <style:text-properties style:font-name="Khmer OS" officeooo:rsid="0041d48d"/>
    </style:style>
    <style:style style:name="T32" style:family="text">
      <style:text-properties style:font-name="Khmer OS" officeooo:rsid="00475a4f"/>
    </style:style>
    <style:style style:name="T33" style:family="text">
      <style:text-properties style:font-name="Khmer OS" officeooo:rsid="004c3481"/>
    </style:style>
    <style:style style:name="T34" style:family="text">
      <style:text-properties style:font-name="Khmer OS" officeooo:rsid="004d4329"/>
    </style:style>
    <style:style style:name="T35" style:family="text">
      <style:text-properties style:font-name="Khmer OS" officeooo:rsid="0052c508"/>
    </style:style>
    <style:style style:name="T36" style:family="text">
      <style:text-properties officeooo:rsid="001e1bc1"/>
    </style:style>
    <style:style style:name="T37" style:family="text">
      <style:text-properties fo:color="#3465a4" style:font-name="Khmer OS" fo:font-weight="normal" style:font-weight-asian="normal" style:font-weight-complex="normal"/>
    </style:style>
    <style:style style:name="T38" style:family="text">
      <style:text-properties fo:color="#3465a4" style:font-name="Khmer OS" fo:font-weight="normal" officeooo:rsid="0027c4c0" style:font-weight-asian="normal" style:font-weight-complex="normal"/>
    </style:style>
    <style:style style:name="T39" style:family="text">
      <style:text-properties officeooo:rsid="0034e761"/>
    </style:style>
    <style:style style:name="T40" style:family="text">
      <style:text-properties officeooo:rsid="0035db88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547125" style:font-weight-asian="bold" style:font-weight-complex="bold"/>
    </style:style>
    <style:style style:name="T44" style:family="text">
      <style:text-properties style:text-position="super 58%"/>
    </style:style>
    <style:style style:name="T45" style:family="text">
      <style:text-properties style:text-position="super 58%" style:font-name="Khmer OS" fo:font-weight="normal" officeooo:rsid="004b58a0" style:font-weight-asian="normal" style:font-weight-complex="normal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size="9pt" officeooo:rsid="004c3481" style:font-size-asian="9pt" style:font-size-complex="9pt"/>
    </style:style>
    <style:style style:name="T48" style:family="text">
      <style:text-properties officeooo:rsid="00328a94"/>
    </style:style>
    <style:style style:name="T49" style:family="text">
      <style:text-properties officeooo:rsid="0053ca98"/>
    </style:style>
    <style:style style:name="T50" style:family="text">
      <style:text-properties officeooo:rsid="005bd77f"/>
    </style:style>
    <style:style style:name="T51" style:family="text">
      <style:text-properties style:font-name="Khmer OS" fo:font-size="12pt" fo:font-style="italic" fo:font-weight="bold" style:font-style-asian="italic" style:font-weight-asian="bold" style:font-name-complex="Khmer OS" style:font-style-complex="italic" style:font-weight-complex="bold"/>
    </style:style>
    <style:style style:name="T52" style:family="text">
      <style:text-properties style:font-name="Khmer OS" fo:font-size="10.5pt" fo:font-weight="bold" style:font-size-asian="10.5pt" style:font-weight-asian="bold" style:font-name-complex="Khmer OS" style:font-size-complex="10.5pt" style:font-weight-complex="bold"/>
    </style:style>
    <style:style style:name="T53" style:family="text">
      <style:text-properties style:font-name="Khmer OS" fo:font-size="12pt" style:font-name-complex="Khmer OS"/>
    </style:style>
    <style:style style:name="T54" style:family="text">
      <style:text-properties style:font-name="Khmer OS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3cm" fo:text-indent="-0.635cm" fo:margin-left="7.743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none" draw:textarea-vertical-align="middle" draw:auto-grow-height="false" fo:min-height="1.73cm" fo:min-width="0.2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6">Gestión de inventario: </text:span><text:span text:style-name="T18"><text:s/></text:span><text:span text:style-name="T23">consiste en el seguimiento exhaustivo de los bienes que almacena </text:span><text:span text:style-name="T25">una</text:span><text:span text:style-name="T23"> organización, </text:span><text:span text:style-name="T24">ya sea privada o pública.</text:span></text:p>
      <text:p text:style-name="P9"><text:span text:style-name="T24">A </text:span><text:span text:style-name="T23">continuación se detalla como se lleva esa gestión el Ministerio, según el sistema de Gestión de Inventario</text:span></text:p>
      <text:p text:style-name="P1"/>
      <text:p text:style-name="P2">LO QUE HACE EL SISTEMA HOY (Junio 2022)</text:p>
      <text:p text:style-name="P5"/>
      <text:list xml:id="list674374336" text:style-name="L1">
        <text:list-item>
          <text:p text:style-name="P13">Alta de proveedor</text:p>
        </text:list-item>
        <text:list-item>
          <text:p text:style-name="P13">Alta de Factura de compra:</text:p>
          <text:list>
            <text:list-item>
              <text:list>
                <text:list-item>
                  <text:p text:style-name="P19">Nro de resolución, nro expediente (datos no requeridos)</text:p>
                </text:list-item>
                <text:list-item>
                  <text:p text:style-name="P19">Tipo de adquisición: Préstamo / Préstamo indefinido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9">Heredado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 text:c="51"/>Licitación → datos de la licitación</text:p>
      <text:p text:style-name="P3"><text:s text:c="51"/>Gestión directa</text:p>
      <text:p text:style-name="P3"><text:s text:c="51"/>Donación </text:p>
      <text:p text:style-name="P3"><text:s text:c="51"/>Gasto de funcionamiento</text:p>
      <text:list xml:id="list1506788011" text:style-name="L2">
        <text:list-item>
          <text:p text:style-name="P14">Alta del BIEN:</text:p>
          <text:list>
            <text:list-item>
              <text:list>
                <text:list-item>
                  <text:p text:style-name="P20">Fecha alta</text:p>
                </text:list-item>
                <text:list-item>
                  <text:p text:style-name="P20">descripción</text:p>
                </text:list-item>
                <text:list-item>
                  <text:p text:style-name="P21">responsable</text:p>
                </text:list-item>
                <text:list-item>
                  <text:p text:style-name="P20">Estado → mal estado / nuevo / etc (tabulado??)</text:p>
                </text:list-item>
                <text:list-item>
                  <text:p text:style-name="P20">Ubicación → refiere al edificio en el que se va a encontrar el BIEN</text:p>
                </text:list-item>
                <text:list-item>
                  <text:p text:style-name="P20"><draw:custom-shape text:anchor-type="paragraph" draw:z-index="1" draw:name="Shape2" draw:style-name="gr5" draw:text-style-name="P75" svg:width="0.662cm" svg:height="1.826cm" svg:x="7.601cm" svg:y="0.7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Proveedor →<text:span text:style-name="T36"> selecciona de proveedores dados de alta</text:span></text:p>
                </text:list-item>
                <text:list-item>
                  <text:p text:style-name="P20"><draw:frame text:anchor-type="paragraph" draw:z-index="0" draw:name="Shape1" draw:style-name="gr6" draw:text-style-name="P76" svg:width="5.689cm" svg:height="1.112cm" svg:x="8.394cm" svg:y="0.48cm"><draw:text-box><text:p><text:span text:style-name="T2">tabulados</text:span></text:p></draw:text-box></draw:frame>Tipo → referencia al rubro</text:p>
                </text:list-item>
                <text:list-item>
                  <text:p text:style-name="P20">Rama → detalle del bien</text:p>
                </text:list-item>
                <text:list-item>
                  <text:p text:style-name="P22">Si es consumible</text:p>
                </text:list-item>
                <text:list-item>
                  <text:p text:style-name="P22">Fecha de baja</text:p>
                </text:list-item>
              </text:list>
            </text:list-item>
          </text:list>
        </text:list-item>
      </text:list>
      <text:p text:style-name="P4"><text:soft-page-break/></text:p>
      <text:list xml:id="list140539015624327" text:continue-numbering="true" text:style-name="L2">
        <text:list-item>
          <text:p text:style-name="P15">Asignación del bien</text:p>
          <text:list>
            <text:list-item>
              <text:list>
                <text:list-item>
                  <text:p text:style-name="P25">cuando se pasa a la persona que lo va a usar o cuando hay algún cambio de quien lo tiene desde sistema editan el dato del responsable y la ubicación (CORROBORAR)</text:p>
                </text:list-item>
              </text:list>
            </text:list-item>
          </text:list>
        </text:list-item>
        <text:list-item>
          <text:p text:style-name="P16">Baja del bien</text:p>
          <text:list>
            <text:list-item>
              <text:list>
                <text:list-item>
                  <text:p text:style-name="P26">Desde el sistema se da la baja lógica: se actualiza la fecha de baja y el estado a “baja”</text:p>
                  <text:p text:style-name="P26"/>
                </text:list-item>
              </text:list>
            </text:list-item>
          </text:list>
        </text:list-item>
      </text:list>
      <text:p text:style-name="P4">Observaciónes: </text:p>
      <text:p text:style-name="P4">- al momento del alta de bien:</text:p>
      <text:list xml:id="list4291989251" text:style-name="L3">
        <text:list-item>
          <text:p text:style-name="P40"><text:span text:style-name="T3"><text:s/>se carga el responsable (a veces es quien lo va a usar, otras un responsable de àrea</text:span><text:span text:style-name="T6">)</text:span></text:p>
        </text:list-item>
        <text:list-item>
          <text:p text:style-name="P23"><draw:frame text:anchor-type="paragraph" draw:z-index="2" draw:name="Shape3" draw:style-name="gr4" draw:text-style-name="P74" svg:width="8.785cm" svg:height="1.123cm" svg:x="8.474cm" svg:y="0.039cm"><draw:text-box><text:p text:style-name="P71"><text:span text:style-name="T54">TIPO DE BIEN + RAMA + ID BIEN</text:span></text:p></draw:text-box></draw:frame>el sistema genera un código de identificación: </text:p>
        </text:list-item>
        <text:list-item>
          <text:p text:style-name="P27">Reportes que se imprimen: </text:p>
        </text:list-item>
      </text:list>
      <text:list xml:id="list142430071" text:style-name="L4">
        <text:list-item>
          <text:p text:style-name="P41"><text:span text:style-name="T5">al dar alta imprime un reporte </text:span><text:span text:style-name="T4">por duplicado que incluye datos bàsicos del bien y en el que firman los responsables. Una copia se anexa al expediente de compra y otra guarda informática (si es bien tecnológico)</text:span></text:p>
        </text:list-item>
        <text:list-item>
          <text:p text:style-name="P28">Cuando se realiza un préstamo de un bien tecnológico se imprime un reporte que firma quien recibe el bien → se registra en sistema??. Cuando lo devuelven anotan en ese reporte la fecha en que fue devuelto.</text:p>
        </text:list-item>
      </text:list>
      <text:p text:style-name="P29">- Para el caso de los bienes consumibles lo que se está solicitando es un control de stock (aún no desarrollado)</text:p>
      <text:p text:style-name="P29"/>
      <text:p text:style-name="P8"><text:span text:style-name="T4">C</text:span><text:span text:style-name="T2">onseguir: </text:span></text:p>
      <text:list xml:id="list1594357662" text:style-name="L5">
        <text:list-item>
          <text:p text:style-name="P42">copia expediente inicio de compra (que incluya la factura de compra, los datos de quien inicia la compra, nro resolución, etc)</text:p>
        </text:list-item>
        <text:list-item>
          <text:p text:style-name="P43"><text:soft-page-break/><text:span text:style-name="T37">copia de los </text:span><text:span text:style-name="T38">r</text:span><text:span text:style-name="T37">eportes que se imprimen del sistema</text:span></text:p>
        </text:list-item>
      </text:list>
      <text:p text:style-name="P4"/>
      <text:p text:style-name="P66"><text:span text:style-name="T48">* </text:span><text:span text:style-name="T21">Bienes </text:span><text:span text:style-name="T20">Informáticos</text:span><text:span text:style-name="T21">: </text:span><text:span text:style-name="T7">Se considera un bien informático (BI) todo lo que para su adquisición pase por el comité TIC’S de la STG.</text:span></text:p>
      <text:p text:style-name="P46"><text:span text:style-name="T30">C</text:span><text:span text:style-name="T1">alculadora</text:span></text:p>
      <text:p text:style-name="P46"><text:span text:style-name="T1">Constestador Automátic</text:span><text:span text:style-name="T31">o</text:span></text:p>
      <text:p text:style-name="P46"><text:span text:style-name="T31">….</text:span></text:p>
      <text:p text:style-name="P46"><text:span text:style-name="T31">…..</text:span></text:p>
      <text:p text:style-name="P47"><text:span text:style-name="T1">Cuando </text:span><text:span text:style-name="T35">u</text:span><text:span text:style-name="T1">n bien ingresa a la organización, ya sea a través de compra directa, compra por licitación, donación, préstamo, etc, deberá realizarse su registro en el inventario.</text:span></text:p>
      <text:p text:style-name="P49"><text:span text:style-name="T1"/></text:p>
      <text:p text:style-name="P55"><text:span text:style-name="T17">Descripción del procedimiento </text:span><text:span text:style-name="T19">para BI</text:span><text:span text:style-name="T1">:</text:span></text:p>
      <text:p text:style-name="P50"><text:span text:style-name="T17">Alta del bien</text:span><text:span text:style-name="T1">:</text:span></text:p>
      <text:list xml:id="list1441741606" text:style-name="L7">
        <text:list-item>
          <text:p text:style-name="P52"><text:span text:style-name="T8">El responsable de informática recibe el BI → firma recepción. </text:span><text:span text:style-name="T9">La planilla SARI</text:span><text:span text:style-name="T45">(1)</text:span><text:span text:style-name="T9"> que recibe como comprobante deberá ser archivada, siguiendo orden cronológico (año-mes-fecha).</text:span></text:p>
        </text:list-item>
        <text:list-item>
          <text:p text:style-name="P53"><text:span text:style-name="T2">En la sectorial se da el alta del bien, ingresando todos los datos requeridos. </text:span><text:span text:style-name="T9">Si es una compra directa o por licitación se espera contar la Factura del proveedor.</text:span></text:p>
        </text:list-item>
        <text:list-item>
          <text:p text:style-name="P30">Etiquetado del bien: al dar el alta el sistema genera un código de identificación, que deberá imprimirse y proceder<text:span text:style-name="T49">se</text:span> al etiquetado del bien.</text:p>
        </text:list-item>
      </text:list>
      <text:p text:style-name="P31">Al momento de realizar el alta, se registra un movimiento de <text:span text:style-name="T43">ti</text:span><text:span text:style-name="T42">po Ingreso.</text:span> </text:p>
      <text:p text:style-name="P57"><text:span text:style-name="T10">En </text:span><text:span text:style-name="T8">esta instancia el </text:span><text:span text:style-name="T15">BIEN</text:span><text:span text:style-name="T8"> </text:span><text:span text:style-name="T10">queda con el responsable que lo recibió, sin dato de usuario destino y con ubicación “DEPOSITO SECTORIAL INFORMATICA” </text:span><text:span text:style-name="T15">y con estado Activo</text:span></text:p>
      <text:p text:style-name="P31"/>
      <text:p text:style-name="P18">Asignación del bien:</text:p>
      <text:p text:style-name="P18"><text:span text:style-name="T41">Una vez que el bien fue dado de alta deberá ser asignado a un usuario destino. La recepción de la entrega podrá ser firmada por el usuario propiamente dicho o por un responsable de área</text:span></text:p>
      <text:list xml:id="list2868620323" text:style-name="L9">
        <text:list-item>
          <text:p text:style-name="P56"><text:span text:style-name="T10">Registrar un movimiento de tipo asignación, ingresando los datos de: </text:span></text:p>
          <text:list>
            <text:list-item>
              <text:list>
                <text:list-item>
                  <text:list>
                    <text:list-item>
                      <text:p text:style-name="P56"><text:soft-page-break/><text:span text:style-name="T10">responsable</text:span></text:p>
                    </text:list-item>
                    <text:list-item>
                      <text:p text:style-name="P56"><text:span text:style-name="T10">usuario/</text:span><text:span text:style-name="T14">s</text:span></text:p>
                    </text:list-item>
                    <text:list-item>
                      <text:p text:style-name="P56"><text:span text:style-name="T10">ubicación: refiere al lugar físico donde será enviado el bien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<text:span text:style-name="T2">Emisión de comprobante de entrega: el sistema deberá emitir un comprobante por duplicado, </text:span><text:span text:style-name="T11">listando </text:span><text:span text:style-name="T2">detalle del bien </text:span><text:span text:style-name="T11">o bienes</text:span><text:span text:style-name="T2"> a entregarse, la fecha de entrega </text:span><text:span text:style-name="T11">y ubicación donde sera entregado</text:span><text:span text:style-name="T2">; </text:span><text:span text:style-name="T11"><text:s/>permitiendo además completar </text:span><text:span text:style-name="T2">respo</text:span><text:span text:style-name="T11">n</text:span><text:span text:style-name="T2">sable de la </text:span><text:span text:style-name="T11">recepción y el usuario destino.</text:span></text:p>
          <text:list>
            <text:list-item>
              <text:list>
                <text:list-header>
                  <text:p text:style-name="P58"><text:span text:style-name="T2">- Este comprobante deberá ser firmado por quien entrega y </text:span><text:span text:style-name="T12">por </text:span><text:span text:style-name="T2">quien recibe </text:span><text:span text:style-name="T11">(responsable)</text:span><text:span text:style-name="T2">.</text:span></text:p>
                  <text:p text:style-name="P58"><text:span text:style-name="T2">- </text:span><text:span text:style-name="T11">En el momento de la entrega completar datos de usuario/</text:span><text:span text:style-name="T13">os</text:span><text:span text:style-name="T11"> destino (si lo</text:span><text:span text:style-name="T13">s</text:span><text:span text:style-name="T11"> tuviera)</text:span><text:span text:style-name="T2"> </text:span></text:p>
                </text:list-header>
              </text:list>
            </text:list-item>
          </text:list>
        </text:list-item>
      </text:list>
      <text:p text:style-name="P59"><text:span text:style-name="T2">Observación: este movimiento actualiza en BIEN el dato de responsable actual, la ubicación actual, </text:span><text:span text:style-name="T16">el estado a Activo – Asignado</text:span></text:p>
      <text:p text:style-name="P59"><text:span text:style-name="T16"/></text:p>
      <text:p text:style-name="P60"><text:span text:style-name="T17">Préstamo del Bien</text:span><text:span text:style-name="T2">: </text:span></text:p>
      <text:p text:style-name="P51"><text:span text:style-name="T1">Un BI puede cederse en préstamo, de manera temporal o indefinidamente. Este procedimiento debe registrarse en sistema de la siguiente manera:</text:span></text:p>
      <text:list xml:id="list1295331065" text:style-name="L11">
        <text:list-item>
          <text:p text:style-name="P62"><text:span text:style-name="T16">Registrar un movimiento de </text:span><text:span text:style-name="T22">tipo préstamo</text:span><text:span text:style-name="T16">, ingresando dato del responsable, la fecha del préstamo y la ubicación a la que irá el bien.</text:span></text:p>
        </text:list-item>
        <text:list-item>
          <text:p text:style-name="P61"><text:span text:style-name="T2">Emitir comprobante de préstamo con los detalles del bien prestado, la fecha y la ubicación. Este comprobante debe ser firmado por quien entrega el bien y por quien lo recibe.</text:span></text:p>
        </text:list-item>
      </text:list>
      <text:p text:style-name="P63"><text:span text:style-name="T15">Observación: este movimiento actualiza en BIEN el dato de responsable actual, la ubicación actual, </text:span><text:span text:style-name="T16">el estado a Activo – Prestado</text:span></text:p>
      <text:list xml:id="list140537041649537" text:continue-list="list2868620323" text:style-name="L9">
        <text:list-header>
          <text:p text:style-name="P58"><text:span text:style-name="T2"/></text:p>
        </text:list-header>
      </text:list>
      <text:p text:style-name="P50"><text:span text:style-name="T1"/></text:p>
      <text:p text:style-name="P48"><text:span text:style-name="T32"/></text:p>
      <text:p text:style-name="P47"><text:soft-page-break/><text:span text:style-name="T1"><text:s text:c="2"/></text:span></text:p>
      <text:p text:style-name="P45"><text:span text:style-name="T17"/></text:p>
      <text:p text:style-name="P17"/>
      <text:p text:style-name="P64"/>
      <text:p text:style-name="P6">- <text:span text:style-name="T39">Propuesta 1: </text:span>Para que no se pierdan datos del historial del lugar físico donde está el bien y de quién lo tiene, es decir, quién es el usuario actual de ese bien, <text:span text:style-name="T39">se propone agregar al sistema </text:span><text:span text:style-name="T40">actual una instancia de movimiento donde se registre:</text:span></text:p>
      <text:list xml:id="list1727445718" text:style-name="L6">
        <text:list-item>
          <text:p text:style-name="P32">fecha movimiento<text:tab/></text:p>
        </text:list-item>
        <text:list-item>
          <text:p text:style-name="P44"><text:span text:style-name="T27">tipo movimiento: ingreso | asignación | préstamo |</text:span><text:span text:style-name="T29"> </text:span><text:span text:style-name="T27">baja</text:span></text:p>
        </text:list-item>
        <text:list-item>
          <text:p text:style-name="P32">usuario al que se asigna (podrá coincidir con el responsable o receptor del bien, o no)</text:p>
        </text:list-item>
        <text:list-item>
          <text:p text:style-name="P32">ubicación → haciendo referencia al edificio</text:p>
        </text:list-item>
        <text:list-item>
          <text:p text:style-name="P32">estado</text:p>
        </text:list-item>
        <text:list-item>
          <text:p text:style-name="P32">fecha de baja</text:p>
        </text:list-item>
      </text:list>
      <text:p text:style-name="P33">** al momento de dar el alta: insertar en esta tabla un registro igual al del alta con tipo de movimiento: ingreso. Ahi se imprime el reporte de alta</text:p>
      <text:p text:style-name="P10"><text:span text:style-name="T1">** cuando se asigna: insertar registro con dato tipo de movimiento: asignación. Completar datos de </text:span><text:span text:style-name="T28">usuario, </text:span><text:span text:style-name="T1">ubicación y estado (si ya están en el </text:span><text:span text:style-name="T28">registro de ingreso y no cambian, los va a replicar)</text:span></text:p>
      <text:p text:style-name="P34">** cada vez que se produzca un movimiento físico o un cambio de usuario del bien: insertar registro con los datos correspondientes, y tipo de movimiento “asignacion”</text:p>
      <text:p text:style-name="P34">** cuando se produzca un préstamo de un bien: insertar registro con tipo de movimiento: préstamo, cargando datos de usuario a quien se le presta e imprimiendo el reporte (como ya lo hace)</text:p>
      <text:p text:style-name="P34">** </text:p>
      <text:p text:style-name="P35"/>
      <text:p text:style-name="P36"><text:span text:style-name="T29"/></text:p>
      <text:p text:style-name="P65"><text:span text:style-name="T44">(1)</text:span>Datos de la planilla SARI (<text:span text:style-name="T46">Sistema de Administración de Recursos Informáticos </text:span>– <text:span text:style-name="T47">Dccion Pcial de Infraestructura, M. de Gob,y Reforma del Estado-Dpto de Operaciones</text:span>)</text:p>
      <text:p text:style-name="P37">Tipo</text:p>
      <text:p text:style-name="P37">Modelo</text:p>
      <text:p text:style-name="P37">Serie/Licencia</text:p>
      <text:p text:style-name="P37">Descripción</text:p>
      <text:p text:style-name="P37">Marca</text:p>
      <text:p text:style-name="P37">Inventario → numero</text:p>
      <text:p text:style-name="P54"><text:span text:style-name="T34">F</text:span><text:span text:style-name="T33">echa </text:span><text:span text:style-name="T34">recepción</text:span></text:p>
      <text:p text:style-name="P38">Responsable recepción</text:p>
      <text:p text:style-name="P39">Observaciones→ ej, si hay algo pendiente de retir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 fo:line-height="100%" fo:text-align="start" style:justify-single-word="false"/>
      <style:text-properties style:font-name="Khmer OS" fo:font-size="6pt" fo:font-weight="bold" officeooo:rsid="00279735" officeooo:paragraph-rsid="00279735" style:font-size-asian="6pt" style:font-weight-asian="bold" style:font-size-complex="6pt" style:font-weight-complex="bold"/>
    </style:style>
    <style:style style:name="MP2" style:family="paragraph">
      <style:paragraph-properties fo:line-height="100%" fo:text-align="end"/>
    </style:style>
    <style:style style:name="MP3" style:family="paragraph">
      <loext:graphic-properties draw:fill="none" draw:fill-color="#ffffff"/>
      <style:paragraph-properties style:writing-mode="lr-tb"/>
    </style:style>
    <style:style style:name="MP4" style:family="paragraph">
      <style:paragraph-properties fo:line-height="100%" fo:text-align="center"/>
    </style:style>
    <style:style style:name="MP5" style:family="paragraph">
      <loext:graphic-properties draw:fill="none" draw:fill-color="#ffffff"/>
      <style:paragraph-properties fo:line-height="100%" fo:text-align="center" style:writing-mode="lr-tb"/>
      <style:text-properties style:font-name="Khmer OS" fo:font-size="10.5pt" fo:font-weight="bold" style:font-size-asian="10.5pt" style:font-weight-asian="bold" style:font-name-complex="Khmer OS" style:font-size-complex="10.5pt" style:font-weight-complex="bold"/>
    </style:style>
    <style:style style:name="MP6" style:family="paragraph">
      <style:paragraph-properties fo:margin-left="0cm" fo:margin-right="0cm" fo:line-height="100%" fo:text-indent="0cm"/>
    </style:style>
    <style:style style:name="MP7" style:family="paragraph">
      <loext:graphic-properties draw:fill="none" draw:fill-color="#ffffff"/>
      <style:paragraph-properties fo:margin-left="0cm" fo:margin-right="0cm" fo:line-height="100%" fo:text-align="end" fo:text-indent="0cm" style:writing-mode="lr-tb"/>
      <style:text-properties style:font-name="Khmer OS" fo:font-size="12pt" fo:font-style="italic" fo:font-weight="bold" style:font-style-asian="italic" style:font-weight-asian="bold" style:font-name-complex="Khmer OS" style:font-style-complex="italic" style:font-weight-complex="bold"/>
    </style:style>
    <style:style style:name="MP8" style:family="paragraph" style:parent-style-name="Heading_20_2">
      <style:paragraph-properties fo:line-height="100%" fo:text-align="start" style:justify-single-word="false"/>
      <style:text-properties style:font-name="Khmer OS" fo:font-size="6pt" fo:font-weight="bold" officeooo:rsid="00279735" officeooo:paragraph-rsid="002eef03" style:font-size-asian="6pt" style:font-weight-asian="bold" style:font-size-complex="6pt" style:font-weight-complex="bold"/>
    </style:style>
    <style:style style:name="MP9" style:family="paragraph">
      <style:paragraph-properties fo:text-align="center"/>
    </style:style>
    <style:style style:name="MT1" style:family="text">
      <style:text-properties style:font-name="Khmer OS" fo:font-size="12pt" style:font-name-complex="Khmer OS"/>
    </style:style>
    <style:style style:name="MT2" style:family="text">
      <style:text-properties style:font-name="Khmer OS" fo:font-size="10.5pt" fo:font-weight="bold" style:font-size-asian="10.5pt" style:font-weight-asian="bold" style:font-name-complex="Khmer OS" style:font-size-complex="10.5pt" style:font-weight-complex="bold"/>
    </style:style>
    <style:style style:name="MT3" style:family="text">
      <style:text-properties style:font-name="Khmer OS" fo:font-size="12pt" fo:font-style="italic" fo:font-weight="bold" style:font-style-asian="italic" style:font-weight-asian="bold" style:font-name-complex="Khmer OS" style:font-style-complex="italic" style:font-weight-complex="bold"/>
    </style:style>
    <style:style style:name="Mgr1" style:family="graphic">
      <style:graphic-properties draw:stroke="none" svg:stroke-color="#000000" draw:fill="none" draw:fill-color="#ffffff" fo:min-height="0.8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000000" draw:fill="none" draw:fill-color="#ffffff" fo:min-height="1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><draw:frame text:anchor-type="paragraph" draw:z-index="10" draw:name="Shape4" draw:style-name="Mgr1" draw:text-style-name="MP3" svg:width="7.436cm" svg:height="0.858cm" svg:x="9.426cm" svg:y="0.9cm"><draw:text-box><text:p text:style-name="MP2"><text:span text:style-name="MT1">Documento interno</text:span></text:p></draw:text-box></draw:frame><draw:frame text:anchor-type="paragraph" draw:z-index="26" draw:name="Shape4_0" draw:style-name="Mgr2" draw:text-style-name="MP5" svg:width="4.975cm" svg:height="1.502cm" svg:x="0.086cm" svg:y="0cm"><draw:text-box><text:p text:style-name="MP4"><text:span text:style-name="MT2">Ministerio de Igualdad,</text:span></text:p><text:p text:style-name="MP4"><text:span text:style-name="MT2">Género y Diversidad</text:span></text:p></draw:text-box></draw:frame><draw:frame text:anchor-type="paragraph" draw:z-index="34" draw:name="Shape4_1" draw:style-name="Mgr1" draw:text-style-name="MP7" svg:width="9.87cm" svg:height="0.858cm" svg:x="6.992cm" svg:y="0.042cm"><draw:text-box><text:p text:style-name="MP6"><text:span text:style-name="MT3">PROCEDIMIENTO DE GESTIóN DE INVENTARIO</text:span></text:p></draw:text-box></draw:frame></text:h>
        <text:h text:style-name="MP8" text:outline-level="2"><draw:line text:anchor-type="paragraph" draw:z-index="18" draw:name="Shape5" draw:style-name="Mgr3" draw:text-style-name="MP9" svg:x1="-0.019cm" svg:y1="0.684cm" svg:x2="17.47cm" svg:y2="0.737cm"><text:p/></draw:line>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13:20:13.153528592</meta:creation-date>
    <meta:generator>LibreOffice/6.4.7.2$Linux_X86_64 LibreOffice_project/40$Build-2</meta:generator>
    <dc:date>2022-06-23T14:05:36.863800834</dc:date>
    <meta:editing-duration>PT4H57M16S</meta:editing-duration>
    <meta:editing-cycles>50</meta:editing-cycles>
    <meta:document-statistic meta:table-count="0" meta:image-count="0" meta:object-count="0" meta:page-count="8" meta:paragraph-count="90" meta:word-count="1072" meta:character-count="6381" meta:non-whitespace-character-count="5218"/>
  </office:meta>
</office:document-meta>
</file>